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6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6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2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22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3-03" calcext:value-type="date">
            <text:p>03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6-02" calcext:value-type="date">
            <text:p>02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7-02" calcext:value-type="date">
            <text:p>02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13]-[.F13]" office:value-type="float" office:value="160" calcext:value-type="float">
            <text:p>16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14]-[.F14]" office:value-type="float" office:value="160" calcext:value-type="float">
            <text:p>16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4])" office:value-type="float" office:value="320" calcext:value-type="float">
            <text:p>320,00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/>
      <number:text>,</number:text>
    </number:time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50P0" style:volatile="true">
      <number:text>R$""""""""""""""""""""""""""""""""""""""""""""""""""</number:text>
    </number:number-style>
    <number:number-style style:name="N150"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""""""""""""""""""""""""""""""""""</number:text>
    </number:number-style>
    <number:number-style style:name="N154P1" style:volatile="true">
      <number:text>R$(""""""""""""""""""""""""""""""""""""""""""""""""""</number:text>
    </number:number-style>
    <number:number-style style:name="N154">
      <number:text>R$-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month number:style="long"/>
      <number:text>/</number:text>
      <number:year number:style="long"/>
    </number:date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2">
      <number:text>-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49.328293043">00:00:00</text:time></text:span><text:span text:style-name="MT2"><text:s/></text:span></text:p>
        </style:region-center>
        <style:region-right>
          <text:p><text:span text:style-name="MT3">Clínica Centro Saúde Física Care SR Ltd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línica Centro de Saúde Física Care São Roque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49.33053506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9-01T14:07:49.622716728</dc:date>
    <meta:print-date>2019-10-31T18:04:07.913029257</meta:print-date>
    <dc:language>pt-PT</dc:language>
    <meta:editing-cycles>550</meta:editing-cycles>
    <meta:editing-duration>P1DT8H20M58S</meta:editing-duration>
    <meta:document-statistic meta:table-count="1" meta:cell-count="99" meta:object-count="0"/>
    <meta:user-defined meta:name="Info 0"/>
    <meta:user-defined meta:name="Info 1"/>
    <meta:user-defined meta:name="Info 2"/>
    <meta:user-defined meta:name="Info 3"/>
  </office:meta>
</office:document-meta>
</file>